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system" style:font-pitch="variable" svg:panose-1="2 11 6 9 7 2 5 8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2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3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4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5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de" fo:country="AT"/>
    </style:style>
    <style:style style:name="P6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7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8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9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10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  <style:style style:name="P11" style:parent-style-name="Standard" style:family="paragraph">
      <style:paragraph-properties fo:text-align="center" fo:margin-left="-0.6895in" fo:margin-right="-0.7333in">
        <style:tab-stops/>
      </style:paragraph-properties>
      <style:text-properties fo:font-weight="bold" style:font-weight-asian="bold" fo:font-size="28pt" style:font-size-asian="28pt" fo:language="en" fo:country="US"/>
    </style:style>
  </office:automatic-styles>
  <office:body>
    <office:text text:use-soft-page-breaks="true">
      <text:p text:style-name="P1">WOPI<text:s/>demo</text:p>
      <text:p text:style-name="P2"/>
      <text:p text:style-name="P3">odt</text:p>
      <text:p text:style-name="P4"/>
      <text:p text:style-name="P5">application/vnd.oasis.opendocument.text</text:p>
      <text:p text:style-name="P6"/>
      <text:p text:style-name="P7"/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system" style:font-pitch="variable" svg:panose-1="2 11 6 9 7 2 5 8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font-size="12pt" style:font-size-asian="12pt" style:font-size-complex="12pt" fo:language="de" fo:country="DE" style:language-asian="en" style:country-asian="US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ld Grötz</meta:initial-creator>
    <dc:creator>Agile Docs</dc:creator>
    <meta:creation-date>2019-11-29T10:12:00Z</meta:creation-date>
    <dc:date>2019-11-29T10:12:00Z</dc:date>
    <meta:template xlink:href="demo.odt" xlink:type="simple"/>
    <meta:editing-cycles>2</meta:editing-cycles>
    <meta:editing-duration>PT0S</meta:editing-duration>
    <meta:document-statistic meta:page-count="1" meta:paragraph-count="1" meta:word-count="8" meta:character-count="61" meta:row-count="1" meta:non-whitespace-character-count="54"/>
  </office:meta>
</office:document-meta>
</file>